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8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12mm"/>
    </style:style>
    <style:style style:name="co4" style:family="table-column">
      <style:table-column-properties fo:break-before="auto" style:column-width="41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242424" style:text-outline="false" style:text-line-through-style="none" style:text-line-through-type="none" style:font-name="Open Sans" fo:font-size="5.5999999046325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Open Sans" style:font-size-asian="5.59999990463257pt" style:language-asian="zh" style:country-asian="CN" style:font-style-asian="normal" style:font-weight-asian="normal" style:font-name-complex="Open Sans" style:font-size-complex="5.5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242424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Open Sans" style:font-size-asian="10pt" style:language-asian="zh" style:country-asian="CN" style:font-style-asian="normal" style:font-weight-asian="normal" style:font-name-complex="Ope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ce181e"/>
    </style:style>
    <style:style style:name="ce14" style:family="table-cell" style:parent-style-name="Default" style:data-style-name="N10000"/>
    <style:style style:name="ce15" style:family="table-cell" style:parent-style-name="Default" style:data-style-name="N10100"/>
    <style:style style:name="T1" style:family="text">
      <style:text-properties fo:color="#242424" style:font-name="Open Sans" fo:font-size="5.59999990463257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Open Sans" style:font-name-complex="Open Sans" style:font-size-asian="5.59999990463257pt" style:font-size-complex="5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se→link_1</text:p>
          </table:table-cell>
          <table:table-cell office:value-type="string" calcext:value-type="string">
            <text:p>joint1</text:p>
          </table:table-cell>
          <table:table-cell table:style-name="ce1" office:value-type="float" office:value="0.057188" calcext:value-type="float">
            <text:p>0,057188</text:p>
          </table:table-cell>
          <table:table-cell table:style-name="ce1" office:value-type="string" calcext:value-type="string">
            <text:p><text:span text:style-name="T1">0.0059831 </text:span></text:p>
          </table:table-cell>
          <table:table-cell table:style-name="ce5" office:value-type="string" calcext:value-type="string">
            <text:p><text:span text:style-name="T1">0.13343</text:span></text:p>
          </table:table-cell>
          <table:table-cell table:formula="of:=SUM([.C2]^2;[.D2]^2;[.E2]^2)" office:value-type="string" office:string-value="" calcext:value-type="error">
            <text:p>#VALORE!</text:p>
          </table:table-cell>
          <table:table-cell table:style-name="ce6" table:formula="of:=SQRT([.F2])" office:value-type="string" office:string-value="" calcext:value-type="error">
            <text:p>#VALORE!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_1→link_2</text:p>
          </table:table-cell>
          <table:table-cell office:value-type="string" calcext:value-type="string">
            <text:p>joint2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.18967" calcext:value-type="float">
            <text:p>0,18967</text:p>
          </table:table-cell>
          <table:table-cell office:value-type="float" office:value="0" calcext:value-type="float">
            <text:p>0</text:p>
          </table:table-cell>
          <table:table-cell table:formula="of:=SUM([.C3]^2;[.D3]^2;[.E3]^2)" office:value-type="float" office:value="0.0359747089" calcext:value-type="float">
            <text:p>0,0359747089</text:p>
          </table:table-cell>
          <table:table-cell table:style-name="ce6" table:formula="of:=SQRT([.F3])" office:value-type="float" office:value="0.18967" calcext:value-type="float">
            <text:p>0,18967</text:p>
          </table:table-cell>
          <table:table-cell/>
          <table:table-cell table:formula="of:=[.G2]+[.G3]" office:value-type="string" office:string-value="" calcext:value-type="error">
            <text:p>#VALORE!</text:p>
          </table:table-cell>
          <table:table-cell/>
          <table:table-cell office:value-type="string" calcext:value-type="string">
            <text:p>L1</text:p>
          </table:table-cell>
          <table:table-cell table:formula="of:=[.I3]" office:value-type="string" office:string-value="" calcext:value-type="error">
            <text:p>#VALORE!</text:p>
          </table:table-cell>
        </table:table-row>
        <table:table-row table:style-name="ro1">
          <table:table-cell office:value-type="string" calcext:value-type="string">
            <text:p>link_2→link_3</text:p>
          </table:table-cell>
          <table:table-cell office:value-type="string" calcext:value-type="string">
            <text:p>joint3</text:p>
          </table:table-cell>
          <table:table-cell table:style-name="ce2" office:value-type="float" office:value="-0.024558" calcext:value-type="float">
            <text:p>-0,024558</text:p>
          </table:table-cell>
          <table:table-cell table:style-name="ce4" office:value-type="string" calcext:value-type="string">
            <text:p><text:span text:style-name="T1">0.12737 </text:span></text:p>
          </table:table-cell>
          <table:table-cell table:style-name="ce4" office:value-type="string" calcext:value-type="string">
            <text:p><text:span text:style-name="T1">-0.16578</text:span></text:p>
          </table:table-cell>
          <table:table-cell table:formula="of:=SUM([.C4]^2;[.D4]^2;[.E4]^2)" office:value-type="string" office:string-value="" calcext:value-type="error">
            <text:p>#VALORE!</text:p>
          </table:table-cell>
          <table:table-cell table:style-name="ce6" table:formula="of:=SQRT([.F4])" office:value-type="string" office:string-value="" calcext:value-type="error">
            <text:p>#VALORE!</text:p>
          </table:table-cell>
          <table:table-cell table:number-columns-repeated="3"/>
          <table:table-cell office:value-type="string" calcext:value-type="string">
            <text:p>L2</text:p>
          </table:table-cell>
          <table:table-cell table:formula="of:=[.G4]" office:value-type="string" office:string-value="" calcext:value-type="error">
            <text:p>#VALORE!</text:p>
          </table:table-cell>
        </table:table-row>
        <table:table-row table:style-name="ro1">
          <table:table-cell office:value-type="string" calcext:value-type="string">
            <text:p>link_3→link_4</text:p>
          </table:table-cell>
          <table:table-cell office:value-type="string" calcext:value-type="string">
            <text:p>joint4</text:p>
          </table:table-cell>
          <table:table-cell table:style-name="ce2" office:value-type="float" office:value="0.0088" calcext:value-type="float">
            <text:p>0,0088</text:p>
          </table:table-cell>
          <table:table-cell table:style-name="ce4" office:value-type="string" calcext:value-type="string">
            <text:p><text:span text:style-name="T1">-0.1588</text:span></text:p>
          </table:table-cell>
          <table:table-cell office:value-type="float" office:value="0" calcext:value-type="float">
            <text:p>0</text:p>
          </table:table-cell>
          <table:table-cell table:formula="of:=SUM([.C5]^2;[.D5]^2;[.E5]^2)" office:value-type="string" office:string-value="" calcext:value-type="error">
            <text:p>#VALORE!</text:p>
          </table:table-cell>
          <table:table-cell table:style-name="ce6" table:formula="of:=SQRT([.F5])" office:value-type="string" office:string-value="" calcext:value-type="error">
            <text:p>#VALORE!</text:p>
          </table:table-cell>
          <table:table-cell table:formula="of:=[.G5]+[.G6]" office:value-type="string" office:string-value="" calcext:value-type="error">
            <text:p>#VALORE!</text:p>
          </table:table-cell>
          <table:table-cell table:number-columns-repeated="2"/>
          <table:table-cell office:value-type="string" calcext:value-type="string">
            <text:p>L3</text:p>
          </table:table-cell>
          <table:table-cell table:formula="of:=[.I7]" office:value-type="string" office:string-value="" calcext:value-type="error">
            <text:p>#VALORE!</text:p>
          </table:table-cell>
        </table:table-row>
        <table:table-row table:style-name="ro1">
          <table:table-cell office:value-type="string" calcext:value-type="string">
            <text:p>link_4-&gt;link_5</text:p>
          </table:table-cell>
          <table:table-cell office:value-type="string" calcext:value-type="string">
            <text:p>joint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53" calcext:value-type="float">
            <text:p>-0,1053</text:p>
          </table:table-cell>
          <table:table-cell table:formula="of:=SUM([.C6]^2;[.D6]^2;[.E6]^2)" office:value-type="float" office:value="0.01108809" calcext:value-type="float">
            <text:p>0,01108809</text:p>
          </table:table-cell>
          <table:table-cell table:style-name="ce6" table:formula="of:=SQRT([.F6])" office:value-type="float" office:value="0.1053" calcext:value-type="float">
            <text:p>0,10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_5→link_6</text:p>
          </table:table-cell>
          <table:table-cell office:value-type="string" calcext:value-type="string">
            <text:p>joint6</text:p>
          </table:table-cell>
          <table:table-cell table:style-name="ce2" office:value-type="float" office:value="-0.0039" calcext:value-type="float">
            <text:p>-0,0039</text:p>
          </table:table-cell>
          <table:table-cell office:value-type="float" office:value="0" calcext:value-type="float">
            <text:p>0</text:p>
          </table:table-cell>
          <table:table-cell office:value-type="float" office:value="0.1636" calcext:value-type="float">
            <text:p>0,1636</text:p>
          </table:table-cell>
          <table:table-cell table:formula="of:=SUM([.C7]^2;[.D7]^2;[.E7]^2)" office:value-type="float" office:value="0.02678017" calcext:value-type="float">
            <text:p>0,02678017</text:p>
          </table:table-cell>
          <table:table-cell table:style-name="ce6" table:formula="of:=SQRT([.F7])" office:value-type="float" office:value="0.163646478727775" calcext:value-type="float">
            <text:p>0,163646478727775</text:p>
          </table:table-cell>
          <table:table-cell/>
          <table:table-cell table:formula="of:=[.G5]+[.G6]+[.G7]" office:value-type="string" office:string-value="" calcext:value-type="error">
            <text:p>#VALORE!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link1</text:p>
          </table:table-cell>
          <table:table-cell table:formula="of:=([.C2]-[.C3])^2" office:value-type="float" office:value="0.003270467344" calcext:value-type="float">
            <text:p>0,003270467344</text:p>
          </table:table-cell>
          <table:table-cell table:formula="of:=([.D2]-[.D3])^2" office:value-type="string" office:string-value="" calcext:value-type="error">
            <text:p>#VALORE!</text:p>
          </table:table-cell>
          <table:table-cell table:formula="of:=([.E2]-[.E3])^2" office:value-type="string" office:string-value="" calcext:value-type="error">
            <text:p>#VALORE!</text:p>
          </table:table-cell>
          <table:table-cell table:formula="of:=SUM([.C9:.E9])" office:value-type="string" office:string-value="" calcext:value-type="error">
            <text:p>#VALORE!</text:p>
          </table:table-cell>
          <table:table-cell table:formula="of:=SQRT([.F9])" office:value-type="string" office:string-value="" calcext:value-type="error">
            <text:p>#VALORE!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nk2</text:p>
          </table:table-cell>
          <table:table-cell table:formula="of:=([.C3]-[.C4])^2" office:value-type="float" office:value="0.000603095364" calcext:value-type="float">
            <text:p>0,000603095364</text:p>
          </table:table-cell>
          <table:table-cell table:formula="of:=([.D3]-[.D4])^2" office:value-type="string" office:string-value="" calcext:value-type="error">
            <text:p>#VALORE!</text:p>
          </table:table-cell>
          <table:table-cell table:formula="of:=([.E3]-[.E4])^2" office:value-type="string" office:string-value="" calcext:value-type="error">
            <text:p>#VALORE!</text:p>
          </table:table-cell>
          <table:table-cell table:formula="of:=SUM([.C10:.E10])" office:value-type="string" office:string-value="" calcext:value-type="error">
            <text:p>#VALORE!</text:p>
          </table:table-cell>
          <table:table-cell table:formula="of:=SQRT([.F10])" office:value-type="string" office:string-value="" calcext:value-type="error">
            <text:p>#VALORE!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nk3</text:p>
          </table:table-cell>
          <table:table-cell table:formula="of:=([.C4]-[.C5])^2" office:value-type="float" office:value="0.001112756164" calcext:value-type="float">
            <text:p>0,001112756164</text:p>
          </table:table-cell>
          <table:table-cell table:formula="of:=([.D4]-[.D5])^2" office:value-type="string" office:string-value="" calcext:value-type="error">
            <text:p>#VALORE!</text:p>
          </table:table-cell>
          <table:table-cell table:formula="of:=([.E4]-[.E5])^2" office:value-type="string" office:string-value="" calcext:value-type="error">
            <text:p>#VALORE!</text:p>
          </table:table-cell>
          <table:table-cell table:formula="of:=SUM([.C11:.E11])" office:value-type="string" office:string-value="" calcext:value-type="error">
            <text:p>#VALORE!</text:p>
          </table:table-cell>
          <table:table-cell table:formula="of:=SQRT([.F11])" office:value-type="string" office:string-value="" calcext:value-type="error">
            <text:p>#VALORE!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nk4</text:p>
          </table:table-cell>
          <table:table-cell table:formula="of:=([.C5]-[.C6])^2" office:value-type="float" office:value="0.00007744" calcext:value-type="float">
            <text:p>7,744E-05</text:p>
          </table:table-cell>
          <table:table-cell table:formula="of:=([.D5]-[.D6])^2" office:value-type="string" office:string-value="" calcext:value-type="error">
            <text:p>#VALORE!</text:p>
          </table:table-cell>
          <table:table-cell table:formula="of:=([.E5]-[.E6])^2" office:value-type="float" office:value="0.01108809" calcext:value-type="float">
            <text:p>0,01108809</text:p>
          </table:table-cell>
          <table:table-cell table:formula="of:=SUM([.C12:.E12])" office:value-type="string" office:string-value="" calcext:value-type="error">
            <text:p>#VALORE!</text:p>
          </table:table-cell>
          <table:table-cell table:formula="of:=SQRT([.F12])" office:value-type="string" office:string-value="" calcext:value-type="error">
            <text:p>#VALORE!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nk5</text:p>
          </table:table-cell>
          <table:table-cell table:formula="of:=([.C6]-[.C7])^2" office:value-type="float" office:value="0.00001521" calcext:value-type="float">
            <text:p>1,521E-05</text:p>
          </table:table-cell>
          <table:table-cell table:formula="of:=([.D6]-[.D7])^2" office:value-type="float" office:value="0" calcext:value-type="float">
            <text:p>0</text:p>
          </table:table-cell>
          <table:table-cell table:formula="of:=([.E6]-[.E7])^2" office:value-type="float" office:value="0.07230721" calcext:value-type="float">
            <text:p>0,07230721</text:p>
          </table:table-cell>
          <table:table-cell table:formula="of:=SUM([.C13:.E13])" office:value-type="float" office:value="0.07232242" calcext:value-type="float">
            <text:p>0,07232242</text:p>
          </table:table-cell>
          <table:table-cell table:formula="of:=SQRT([.F13])" office:value-type="float" office:value="0.268928280402043" calcext:value-type="float">
            <text:p>0,268928280402043</text:p>
          </table:table-cell>
          <table:table-cell table:number-columns-repeated="5"/>
        </table:table-row>
      </table:table>
      <table:table table:name="Sheet2" table:style-name="ta1">
        <table:table-column table:style-name="co2" table:number-columns-repeated="4" table:default-cell-style-name="ce14"/>
        <table:table-column table:style-name="co4" table:default-cell-style-name="ce14"/>
        <table:table-column table:style-name="co2" table:number-columns-repeated="1019" table:default-cell-style-name="ce14"/>
        <table:table-row table:style-name="ro1"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Kp_vel</text:p>
          </table:table-cell>
          <table:table-cell office:value-type="string" calcext:value-type="string">
            <text:p>Ti_vel</text:p>
          </table:table-cell>
          <table:table-cell office:value-type="string" calcext:value-type="string">
            <text:p>Kp_p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int_1</text:p>
          </table:table-cell>
          <table:table-cell office:value-type="float" office:value="0.06667" calcext:value-type="float">
            <text:p>0.06667</text:p>
          </table:table-cell>
          <table:table-cell table:formula="of:=Omega_cv*[.B2]" office:value-type="float" office:value="6.667" calcext:value-type="float">
            <text:p>6.667</text:p>
          </table:table-cell>
          <table:table-cell table:formula="of:=1/(0.2*Omega_cv)" office:value-type="float" office:value="0.05" calcext:value-type="float">
            <text:p>0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int_2</text:p>
          </table:table-cell>
          <table:table-cell office:value-type="float" office:value="0.02486" calcext:value-type="float">
            <text:p>0.02486</text:p>
          </table:table-cell>
          <table:table-cell table:formula="of:=Omega_cv*[.B3]" office:value-type="float" office:value="2.486" calcext:value-type="float">
            <text:p>2.486</text:p>
          </table:table-cell>
          <table:table-cell table:formula="of:=1/(0.2*Omega_cv)" office:value-type="float" office:value="0.05" calcext:value-type="float">
            <text:p>0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int_3</text:p>
          </table:table-cell>
          <table:table-cell office:value-type="float" office:value="0.01595" calcext:value-type="float">
            <text:p>0.01595</text:p>
          </table:table-cell>
          <table:table-cell table:formula="of:=Omega_cv*[.B4]" office:value-type="float" office:value="1.595" calcext:value-type="float">
            <text:p>1.595</text:p>
          </table:table-cell>
          <table:table-cell table:formula="of:=1/(0.2*Omega_cv)" office:value-type="float" office:value="0.05" calcext:value-type="float">
            <text:p>0.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mega_cv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5"/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J_1" table:base-cell-address="$Sheet2.$E$1" table:cell-range-address="$Sheet2.$B$2"/>
        <table:named-range table:name="J_2" table:base-cell-address="$Sheet2.$E$2" table:cell-range-address="$Sheet2.$B$3"/>
        <table:named-range table:name="J_3" table:base-cell-address="$Sheet2.$E$3" table:cell-range-address="$Sheet2.$B$4"/>
        <table:named-range table:name="Omega_cv" table:base-cell-address="$Sheet2.$B$4" table:cell-range-address="$Sheet2.$B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/00/0000</text:date>, <text:time style:data-style-name="N2" text:time-value="14:30:30.8579271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5T17:35:01.530933797</meta:creation-date>
    <dc:date>2020-05-24T17:36:48.894807683</dc:date>
    <meta:editing-duration>PT2H58M22S</meta:editing-duration>
    <meta:editing-cycles>10</meta:editing-cycles>
    <meta:generator>LibreOffice/6.0.7.3$Linux_X86_64 LibreOffice_project/00m0$Build-3</meta:generator>
    <meta:document-statistic meta:table-count="2" meta:cell-count="102" meta:object-count="0"/>
  </office:meta>
</office:document-meta>
</file>